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Version 8 2008-04-22,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Example:</text:p>
      <text:p text:style-name="Code"><text:soft-page-break/>&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P5"><text:s/>&lt;smtguid&gt;12eaf7452bcd4367&lt;/smtguid&gt;</text:p>
      <text:p text:style-name="Code"><text:s/>&lt;authuser&gt;ab6205f37503eed745&lt;/authuser&gt;</text:p>
      <text:p text:style-name="Code"><text:s/>&lt;authpass&gt;3549049a673565ße847bb465&lt;/authpass&gt;</text:p>
      <text:p text:style-name="P5"><text:soft-page-break/>&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 includeall=”no”&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oft-page-break/><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ttribute </text:span><text:span text:style-name="T1">includeall </text:span><text:span text:style-name="T2">tell NCC to return also registrations which does not belong to this SMT server. The default is “no” which also applies, if this attribute is not given. </text:span></text:p>
      <text:p text:style-name="Text_20_body"><text:span text:style-name="T2">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4"/>
      <text:p text:style-name="P4">Conclusion: We use the regcode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oft-page-break/><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regcode – the regcode for this subscription. This is the reference to &lt;subref&gt; in the listregistrations call.</text:p>
        </text:list-item>
        <text:list-item>
          <text:p text:style-name="P7">subname – the name of the subscription.</text:p>
        </text:list-item>
        <text:list-item>
          <text:p text:style-name="P7">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text:p>
        </text:list-item>
        <text:list-item>
          <text:p text:style-name="P7">duration – end-date – start-date</text:p>
        </text:list-item>
        <text:list-item>
          <text:p text:style-name="P7">server-class – OS or ADDON</text:p>
        </text:list-item>
        <text:list-item>
          <text:p text:style-name="P7">productlist – a comma seperated list of productdataids (See NNW_PRODUCT_DATA Table <text:soft-page-break/>in NCC) of products which can be assigned to this subscription </text:p>
        </text:list-item>
        <text:list-item>
          <text:p text:style-name="P7">nodecount – The number how many installations can be assigned to this subscription. The value “-1” is defined as “unlimited”</text:p>
        </text:list-item>
        <text:list-item>
          <text:p text:style-name="P7">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P5"><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oft-page-break/><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8">result – with the values “error”, “warning” or “success”</text:p>
        </text:list-item>
        <text:list-item>
          <text:p text:style-name="P18">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0">guid – the client guid for which this operation was for. (required)</text:p>
        </text:list-item>
        <text:list-item>
          <text:p text:style-name="P20">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4-22T11:46:30</dc:date>
    <meta:editing-cycles>18</meta:editing-cycles>
    <meta:editing-duration>PT4H39M10S</meta:editing-duration>
    <meta:user-defined meta:name="Info 1"/>
    <meta:user-defined meta:name="Info 2"/>
    <meta:user-defined meta:name="Info 3"/>
    <meta:user-defined meta:name="Info 4"/>
    <meta:document-statistic meta:table-count="0" meta:image-count="0" meta:object-count="0" meta:page-count="7" meta:paragraph-count="215" meta:word-count="1743" meta:character-count="12239"/>
  </office:meta>
</office:document-meta>
</file>